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表1" style:family="table">
      <style:table-properties style:width="16.404cm" fo:margin-left="0cm" table:align="left" style:writing-mode="lr-tb"/>
    </style:style>
    <style:style style:name="表1.A" style:family="table-column">
      <style:table-column-properties style:column-width="2.898cm"/>
    </style:style>
    <style:style style:name="表1.B" style:family="table-column">
      <style:table-column-properties style:column-width="8.193cm"/>
    </style:style>
    <style:style style:name="表1.C" style:family="table-column">
      <style:table-column-properties style:column-width="5.313cm"/>
    </style:style>
    <style:style style:name="表1.A1" style:family="table-cell">
      <style:table-cell-properties fo:padding="0.097cm" fo:border-left="0.05pt solid #000000" fo:border-right="none" fo:border-top="0.05pt solid #000000" fo:border-bottom="0.05pt solid #000000"/>
    </style:style>
    <style:style style:name="表1.C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15%" style:writing-mode="lr-tb"/>
      <style:text-properties officeooo:rsid="00111cf7" officeooo:paragraph-rsid="00111cf7" style:language-asian="ja" style:country-asian="JP"/>
    </style:style>
    <style:style style:name="P2" style:family="paragraph" style:parent-style-name="Standard">
      <style:paragraph-properties fo:line-height="115%" style:writing-mode="lr-tb"/>
      <style:text-properties officeooo:rsid="00111cf7" officeooo:paragraph-rsid="00770f9c" style:language-asian="ja" style:country-asian="JP"/>
    </style:style>
    <style:style style:name="P3" style:family="paragraph" style:parent-style-name="Standard">
      <style:paragraph-properties fo:line-height="115%" style:writing-mode="lr-tb"/>
      <style:text-properties officeooo:rsid="00111cf7" officeooo:paragraph-rsid="0079cd7a" style:language-asian="ja" style:country-asian="JP"/>
    </style:style>
    <style:style style:name="P4" style:family="paragraph" style:parent-style-name="Standard">
      <style:paragraph-properties fo:line-height="115%" style:writing-mode="lr-tb"/>
      <style:text-properties officeooo:rsid="00111cf7" officeooo:paragraph-rsid="00ca21c3" style:language-asian="ja" style:country-asian="JP"/>
    </style:style>
    <style:style style:name="P5" style:family="paragraph" style:parent-style-name="Standard">
      <style:paragraph-properties fo:line-height="115%" style:writing-mode="lr-tb"/>
      <style:text-properties officeooo:rsid="00111cf7" officeooo:paragraph-rsid="00eeedfc" style:language-asian="ja" style:country-asian="JP"/>
    </style:style>
    <style:style style:name="P6" style:family="paragraph" style:parent-style-name="Standard">
      <style:paragraph-properties fo:line-height="115%" style:writing-mode="lr-tb"/>
      <style:text-properties officeooo:rsid="00111cf7" officeooo:paragraph-rsid="00f970a6" style:language-asian="ja" style:country-asian="JP"/>
    </style:style>
    <style:style style:name="P7" style:family="paragraph" style:parent-style-name="Standard">
      <style:paragraph-properties fo:line-height="115%" style:writing-mode="lr-tb"/>
      <style:text-properties officeooo:rsid="00111cf7" officeooo:paragraph-rsid="0106a417" style:language-asian="ja" style:country-asian="JP"/>
    </style:style>
    <style:style style:name="P8" style:family="paragraph" style:parent-style-name="Standard">
      <style:paragraph-properties fo:line-height="115%" style:writing-mode="lr-tb"/>
      <style:text-properties officeooo:rsid="00111cf7" officeooo:paragraph-rsid="010ef85c" style:language-asian="ja" style:country-asian="JP"/>
    </style:style>
    <style:style style:name="P9" style:family="paragraph" style:parent-style-name="Standard">
      <style:paragraph-properties fo:line-height="115%" style:writing-mode="lr-tb"/>
      <style:text-properties officeooo:rsid="00111cf7" officeooo:paragraph-rsid="019295cb" style:language-asian="ja" style:country-asian="JP"/>
    </style:style>
    <style:style style:name="P10" style:family="paragraph" style:parent-style-name="Standard">
      <style:paragraph-properties fo:line-height="115%" style:writing-mode="lr-tb"/>
      <style:text-properties officeooo:rsid="00111cf7" officeooo:paragraph-rsid="01b3bd27" style:language-asian="ja" style:country-asian="JP"/>
    </style:style>
    <style:style style:name="P11" style:family="paragraph" style:parent-style-name="Standard">
      <style:paragraph-properties fo:line-height="115%" style:writing-mode="lr-tb"/>
      <style:text-properties officeooo:rsid="00111cf7" officeooo:paragraph-rsid="01bfef9b" style:language-asian="ja" style:country-asian="JP"/>
    </style:style>
    <style:style style:name="P12" style:family="paragraph" style:parent-style-name="Standard">
      <style:paragraph-properties fo:line-height="115%" style:writing-mode="lr-tb"/>
      <style:text-properties officeooo:rsid="00111cf7" officeooo:paragraph-rsid="01ec2f4b" style:language-asian="ja" style:country-asian="JP"/>
    </style:style>
    <style:style style:name="P13" style:family="paragraph" style:parent-style-name="Standard">
      <style:paragraph-properties fo:line-height="115%" style:writing-mode="lr-tb"/>
      <style:text-properties officeooo:rsid="00111cf7" officeooo:paragraph-rsid="01f44d4c" style:language-asian="ja" style:country-asian="JP"/>
    </style:style>
    <style:style style:name="P14" style:family="paragraph" style:parent-style-name="Standard">
      <style:paragraph-properties fo:line-height="115%" style:writing-mode="lr-tb"/>
      <style:text-properties officeooo:rsid="00111cf7" officeooo:paragraph-rsid="010a7d24" style:language-asian="ja" style:country-asian="JP"/>
    </style:style>
    <style:style style:name="P15" style:family="paragraph" style:parent-style-name="Standard">
      <style:paragraph-properties fo:line-height="115%" style:writing-mode="lr-tb"/>
      <style:text-properties officeooo:rsid="0017c349" officeooo:paragraph-rsid="002053e2" style:language-asian="ja" style:country-asian="JP"/>
    </style:style>
    <style:style style:name="P16" style:family="paragraph" style:parent-style-name="Standard">
      <style:paragraph-properties fo:line-height="115%" style:writing-mode="lr-tb"/>
      <style:text-properties officeooo:rsid="0017c349" officeooo:paragraph-rsid="0184d9b7" style:language-asian="ja" style:country-asian="JP"/>
    </style:style>
    <style:style style:name="P17" style:family="paragraph" style:parent-style-name="Standard">
      <style:paragraph-properties fo:line-height="115%" style:writing-mode="lr-tb"/>
      <style:text-properties officeooo:rsid="0017c349" officeooo:paragraph-rsid="021654e1" style:language-asian="ja" style:country-asian="JP"/>
    </style:style>
    <style:style style:name="P18" style:family="paragraph" style:parent-style-name="Standard">
      <style:paragraph-properties fo:line-height="115%" style:writing-mode="lr-tb"/>
      <style:text-properties officeooo:rsid="0017c349" officeooo:paragraph-rsid="02292920" style:language-asian="ja" style:country-asian="JP"/>
    </style:style>
    <style:style style:name="P19" style:family="paragraph" style:parent-style-name="Standard">
      <style:paragraph-properties fo:line-height="115%" style:writing-mode="lr-tb"/>
      <style:text-properties officeooo:paragraph-rsid="002053e2" style:language-asian="ja" style:country-asian="JP"/>
    </style:style>
    <style:style style:name="P20" style:family="paragraph" style:parent-style-name="Standard">
      <style:paragraph-properties fo:line-height="115%" style:writing-mode="lr-tb"/>
      <style:text-properties officeooo:paragraph-rsid="00307105" style:language-asian="ja" style:country-asian="JP"/>
    </style:style>
    <style:style style:name="P21" style:family="paragraph" style:parent-style-name="Standard">
      <style:paragraph-properties fo:line-height="115%" style:writing-mode="lr-tb"/>
      <style:text-properties officeooo:paragraph-rsid="01626cbd" style:language-asian="ja" style:country-asian="JP"/>
    </style:style>
    <style:style style:name="P22" style:family="paragraph" style:parent-style-name="Standard">
      <style:paragraph-properties fo:line-height="115%" style:writing-mode="lr-tb"/>
      <style:text-properties fo:font-weight="normal" officeooo:rsid="00111cf7" officeooo:paragraph-rsid="00ca21c3" style:language-asian="ja" style:country-asian="JP" style:font-weight-asian="normal" style:font-weight-complex="normal"/>
    </style:style>
    <style:style style:name="P23" style:family="paragraph" style:parent-style-name="Standard">
      <style:paragraph-properties fo:line-height="115%" style:writing-mode="lr-tb"/>
      <style:text-properties fo:font-weight="normal" officeooo:rsid="00111cf7" officeooo:paragraph-rsid="00111cf7" style:language-asian="ja" style:country-asian="JP" style:font-weight-asian="normal" style:font-weight-complex="normal"/>
    </style:style>
    <style:style style:name="P24" style:family="paragraph" style:parent-style-name="Standard">
      <style:paragraph-properties fo:line-height="115%" style:writing-mode="lr-tb"/>
      <style:text-properties fo:font-weight="normal" officeooo:rsid="00111cf7" officeooo:paragraph-rsid="01a787d3" style:language-asian="ja" style:country-asian="JP" style:font-weight-asian="normal" style:font-weight-complex="normal"/>
    </style:style>
    <style:style style:name="P25" style:family="paragraph" style:parent-style-name="Standard">
      <style:paragraph-properties fo:line-height="115%" style:writing-mode="lr-tb"/>
      <style:text-properties fo:font-weight="normal" officeooo:rsid="00111cf7" officeooo:paragraph-rsid="01aadf75" style:language-asian="ja" style:country-asian="JP" style:font-weight-asian="normal" style:font-weight-complex="normal"/>
    </style:style>
    <style:style style:name="P26" style:family="paragraph" style:parent-style-name="Standard">
      <style:paragraph-properties fo:line-height="115%" style:writing-mode="lr-tb"/>
      <style:text-properties fo:font-weight="normal" officeooo:rsid="00111cf7" officeooo:paragraph-rsid="01b99a51" style:language-asian="ja" style:country-asian="JP" style:font-weight-asian="normal" style:font-weight-complex="normal"/>
    </style:style>
    <style:style style:name="P27" style:family="paragraph" style:parent-style-name="Standard">
      <style:paragraph-properties fo:line-height="115%" style:writing-mode="lr-tb"/>
      <style:text-properties fo:font-weight="normal" officeooo:rsid="00111cf7" officeooo:paragraph-rsid="01ba85ac" style:language-asian="ja" style:country-asian="JP" style:font-weight-asian="normal" style:font-weight-complex="normal"/>
    </style:style>
    <style:style style:name="P28" style:family="paragraph" style:parent-style-name="Standard">
      <style:paragraph-properties fo:line-height="115%" style:writing-mode="lr-tb"/>
      <style:text-properties fo:font-weight="normal" officeooo:rsid="00111cf7" officeooo:paragraph-rsid="01bfef9b" style:language-asian="ja" style:country-asian="JP" style:font-weight-asian="normal" style:font-weight-complex="normal"/>
    </style:style>
    <style:style style:name="P29" style:family="paragraph" style:parent-style-name="Standard">
      <style:paragraph-properties fo:line-height="115%" style:writing-mode="lr-tb"/>
      <style:text-properties fo:font-weight="normal" officeooo:rsid="00111cf7" officeooo:paragraph-rsid="01ec2f4b" style:language-asian="ja" style:country-asian="JP" style:font-weight-asian="normal" style:font-weight-complex="normal"/>
    </style:style>
    <style:style style:name="P30" style:family="paragraph" style:parent-style-name="Standard">
      <style:paragraph-properties fo:line-height="115%" style:writing-mode="lr-tb"/>
      <style:text-properties fo:font-weight="normal" officeooo:rsid="00111cf7" officeooo:paragraph-rsid="010a7d24" style:language-asian="ja" style:country-asian="JP" style:font-weight-asian="normal" style:font-weight-complex="normal"/>
    </style:style>
    <style:style style:name="P31" style:family="paragraph" style:parent-style-name="Standard">
      <style:paragraph-properties fo:line-height="115%" style:writing-mode="lr-tb"/>
      <style:text-properties fo:font-weight="normal" officeooo:rsid="0017c349" officeooo:paragraph-rsid="01626cbd" style:language-asian="ja" style:country-asian="JP" style:font-weight-asian="normal" style:font-weight-complex="normal"/>
    </style:style>
    <style:style style:name="P32" style:family="paragraph" style:parent-style-name="Standard">
      <style:paragraph-properties fo:line-height="115%" style:writing-mode="lr-tb"/>
      <style:text-properties fo:font-weight="normal" officeooo:rsid="0017c349" officeooo:paragraph-rsid="02292920" style:language-asian="ja" style:country-asian="JP" style:font-weight-asian="normal" style:font-weight-complex="normal"/>
    </style:style>
    <style:style style:name="P33" style:family="paragraph" style:parent-style-name="Standard">
      <style:paragraph-properties fo:line-height="115%" style:writing-mode="lr-tb"/>
      <style:text-properties fo:font-weight="normal" officeooo:rsid="01a787d3" officeooo:paragraph-rsid="01b99a51" style:language-asian="ja" style:country-asian="JP" style:font-weight-asian="normal" style:font-weight-complex="normal"/>
    </style:style>
    <style:style style:name="P34" style:family="paragraph" style:parent-style-name="Standard">
      <style:paragraph-properties fo:line-height="115%" style:writing-mode="lr-tb"/>
      <style:text-properties fo:font-weight="normal" officeooo:rsid="01a787d3" officeooo:paragraph-rsid="01ba85ac" style:language-asian="ja" style:country-asian="JP" style:font-weight-asian="normal" style:font-weight-complex="normal"/>
    </style:style>
    <style:style style:name="P35" style:family="paragraph" style:parent-style-name="Standard">
      <style:paragraph-properties fo:line-height="115%" style:writing-mode="lr-tb"/>
      <style:text-properties fo:font-weight="normal" officeooo:rsid="01bf59e6" officeooo:paragraph-rsid="01bf59e6" style:language-asian="ja" style:country-asian="JP" style:font-weight-asian="normal" style:font-weight-complex="normal"/>
    </style:style>
    <style:style style:name="P36" style:family="paragraph" style:parent-style-name="Standard">
      <style:paragraph-properties fo:line-height="115%" style:writing-mode="lr-tb"/>
      <style:text-properties fo:font-weight="normal" officeooo:rsid="01bf59e6" officeooo:paragraph-rsid="01fbc687" style:language-asian="ja" style:country-asian="JP" style:font-weight-asian="normal" style:font-weight-complex="normal"/>
    </style:style>
    <style:style style:name="P37" style:family="paragraph" style:parent-style-name="Standard">
      <style:paragraph-properties fo:line-height="115%" style:writing-mode="lr-tb"/>
      <style:text-properties fo:font-weight="normal" officeooo:rsid="01bfedf7" officeooo:paragraph-rsid="01fbc687" style:language-asian="ja" style:country-asian="JP" style:font-weight-asian="normal" style:font-weight-complex="normal"/>
    </style:style>
    <style:style style:name="P38" style:family="paragraph" style:parent-style-name="Standard">
      <style:paragraph-properties fo:line-height="115%" style:writing-mode="lr-tb"/>
      <style:text-properties style:font-name="Arial" fo:font-size="11pt" officeooo:rsid="0017c349" officeooo:paragraph-rsid="00d57ea0" style:font-name-asian="Arial" style:font-size-asian="11pt" style:language-asian="ja" style:country-asian="JP" style:font-size-complex="11pt"/>
    </style:style>
    <style:style style:name="P39" style:family="paragraph" style:parent-style-name="Standard">
      <style:paragraph-properties fo:line-height="115%" style:writing-mode="lr-tb"/>
      <style:text-properties fo:font-weight="bold" officeooo:rsid="00111cf7" officeooo:paragraph-rsid="00111cf7" style:language-asian="ja" style:country-asian="JP" style:font-weight-asian="bold" style:font-weight-complex="bold"/>
    </style:style>
    <style:style style:name="P40" style:family="paragraph" style:parent-style-name="Standard">
      <style:paragraph-properties fo:line-height="115%" style:writing-mode="lr-tb"/>
      <style:text-properties fo:font-weight="bold" officeooo:rsid="01bfef9b" officeooo:paragraph-rsid="01bfef9b" style:language-asian="ja" style:country-asian="JP" style:font-weight-asian="bold" style:font-weight-complex="bold"/>
    </style:style>
    <style:style style:name="P41" style:family="paragraph" style:parent-style-name="Standard">
      <style:paragraph-properties fo:line-height="115%" style:writing-mode="lr-tb"/>
      <style:text-properties fo:font-weight="bold" officeooo:rsid="0017c349" officeooo:paragraph-rsid="021654e1" style:language-asian="ja" style:country-asian="JP" style:font-weight-asian="bold" style:font-weight-complex="bold"/>
    </style:style>
    <style:style style:name="P42" style:family="paragraph" style:parent-style-name="Table_20_Contents">
      <style:text-properties style:language-asian="ja" style:country-asian="JP"/>
    </style:style>
    <style:style style:name="P43" style:family="paragraph" style:parent-style-name="Table_20_Contents">
      <style:text-properties officeooo:paragraph-rsid="00b5aa95" style:language-asian="ja" style:country-asian="JP"/>
    </style:style>
    <style:style style:name="P44" style:family="paragraph" style:parent-style-name="Text_20_body">
      <style:paragraph-properties fo:margin-top="0cm" fo:margin-bottom="0cm" loext:contextual-spacing="false"/>
      <style:text-properties officeooo:paragraph-rsid="01a73c3a" style:language-asian="ja" style:country-asian="JP"/>
    </style:style>
    <style:style style:name="P45" style:family="paragraph" style:parent-style-name="Text_20_body">
      <style:paragraph-properties fo:margin-top="0cm" fo:margin-bottom="0cm" loext:contextual-spacing="false"/>
      <style:text-properties officeooo:paragraph-rsid="01a73c3a"/>
    </style:style>
    <style:style style:name="P46" style:family="paragraph" style:parent-style-name="Text_20_body">
      <style:paragraph-properties fo:margin-top="0cm" fo:margin-bottom="0cm" loext:contextual-spacing="false"/>
      <style:text-properties officeooo:paragraph-rsid="01add29f"/>
    </style:style>
    <style:style style:name="P47" style:family="paragraph" style:parent-style-name="Text_20_body">
      <style:paragraph-properties fo:margin-top="0cm" fo:margin-bottom="0cm" loext:contextual-spacing="false" fo:line-height="115%" style:writing-mode="lr-tb"/>
      <style:text-properties fo:font-weight="normal" officeooo:rsid="00111cf7" officeooo:paragraph-rsid="01a73c3a" style:language-asian="ja" style:country-asian="JP" style:font-weight-asian="normal" style:font-weight-complex="normal"/>
    </style:style>
    <style:style style:name="P48" style:family="paragraph" style:parent-style-name="Text_20_body">
      <style:paragraph-properties fo:margin-top="0cm" fo:margin-bottom="0cm" loext:contextual-spacing="false" fo:line-height="115%" style:writing-mode="lr-tb"/>
      <style:text-properties fo:font-weight="normal" officeooo:rsid="00111cf7" officeooo:paragraph-rsid="01d33b18" style:language-asian="ja" style:country-asian="JP" style:font-weight-asian="normal" style:font-weight-complex="normal"/>
    </style:style>
    <style:style style:name="P49" style:family="paragraph" style:parent-style-name="Text_20_body">
      <style:paragraph-properties fo:margin-top="0cm" fo:margin-bottom="0cm" loext:contextual-spacing="false" fo:line-height="115%" style:writing-mode="lr-tb"/>
      <style:text-properties fo:font-weight="normal" officeooo:rsid="01c77eeb" officeooo:paragraph-rsid="01c77eeb" style:language-asian="ja" style:country-asian="JP" style:font-weight-asian="normal" style:font-weight-complex="normal"/>
    </style:style>
    <style:style style:name="P50" style:family="paragraph" style:parent-style-name="Text_20_body">
      <style:paragraph-properties fo:margin-top="0cm" fo:margin-bottom="0cm" loext:contextual-spacing="false" fo:line-height="115%" style:writing-mode="lr-tb"/>
      <style:text-properties fo:font-weight="normal" officeooo:rsid="01c77eeb" officeooo:paragraph-rsid="01c8f429" style:language-asian="ja" style:country-asian="JP" style:font-weight-asian="normal" style:font-weight-complex="normal"/>
    </style:style>
    <style:style style:name="P51" style:family="paragraph" style:parent-style-name="Text_20_body">
      <style:paragraph-properties fo:margin-top="0cm" fo:margin-bottom="0cm" loext:contextual-spacing="false" fo:line-height="115%" style:writing-mode="lr-tb"/>
      <style:text-properties fo:font-weight="normal" officeooo:rsid="01c8f429" officeooo:paragraph-rsid="01c8f429" style:language-asian="ja" style:country-asian="JP" style:font-weight-asian="normal" style:font-weight-complex="normal"/>
    </style:style>
    <style:style style:name="P52" style:family="paragraph" style:parent-style-name="Text_20_body">
      <style:paragraph-properties fo:margin-top="0cm" fo:margin-bottom="0cm" loext:contextual-spacing="false" fo:line-height="115%" style:writing-mode="lr-tb"/>
      <style:text-properties officeooo:paragraph-rsid="01a73c3a" style:language-asian="ja" style:country-asian="JP"/>
    </style:style>
    <style:style style:name="P53" style:family="paragraph" style:parent-style-name="Text_20_body">
      <style:paragraph-properties fo:margin-top="0cm" fo:margin-bottom="0cm" loext:contextual-spacing="false" fo:line-height="115%" style:writing-mode="lr-tb"/>
      <style:text-properties officeooo:paragraph-rsid="01c77eeb" style:language-asian="ja" style:country-asian="JP"/>
    </style:style>
    <style:style style:name="P54" style:family="paragraph" style:parent-style-name="Text_20_body">
      <style:paragraph-properties fo:margin-top="0cm" fo:margin-bottom="0cm" loext:contextual-spacing="false" fo:line-height="115%" style:writing-mode="lr-tb"/>
      <style:text-properties officeooo:rsid="01c91c20" officeooo:paragraph-rsid="01d33b18" style:language-asian="ja" style:country-asian="JP"/>
    </style:style>
    <style:style style:name="P55" style:family="paragraph" style:parent-style-name="Text_20_body">
      <style:paragraph-properties fo:margin-top="0cm" fo:margin-bottom="0cm" loext:contextual-spacing="false" fo:line-height="115%" style:writing-mode="lr-tb"/>
      <style:text-properties officeooo:rsid="01c95dbe" officeooo:paragraph-rsid="01d33b18" style:language-asian="ja" style:country-asian="JP"/>
    </style:style>
    <style:style style:name="P56" style:family="paragraph" style:parent-style-name="Text_20_body">
      <style:paragraph-properties fo:margin-top="0cm" fo:margin-bottom="0cm" loext:contextual-spacing="false" fo:line-height="115%" style:writing-mode="lr-tb"/>
      <style:text-properties officeooo:rsid="01cb2892" officeooo:paragraph-rsid="01d33b18" style:language-asian="ja" style:country-asian="JP"/>
    </style:style>
    <style:style style:name="P57" style:family="paragraph" style:parent-style-name="Text_20_body">
      <style:paragraph-properties fo:margin-top="0cm" fo:margin-bottom="0cm" loext:contextual-spacing="false" fo:line-height="115%" style:writing-mode="lr-tb"/>
      <style:text-properties officeooo:rsid="01cb3fae" officeooo:paragraph-rsid="01d33b18" style:language-asian="ja" style:country-asian="JP"/>
    </style:style>
    <style:style style:name="P58" style:family="paragraph" style:parent-style-name="Text_20_body">
      <style:paragraph-properties fo:margin-top="0cm" fo:margin-bottom="0cm" loext:contextual-spacing="false" fo:line-height="115%" style:writing-mode="lr-tb"/>
      <style:text-properties officeooo:rsid="01cc92b3" officeooo:paragraph-rsid="01cc92b3" style:language-asian="ja" style:country-asian="JP"/>
    </style:style>
    <style:style style:name="P59" style:family="paragraph" style:parent-style-name="Text_20_body">
      <style:paragraph-properties fo:margin-top="0cm" fo:margin-bottom="0cm" loext:contextual-spacing="false" fo:line-height="115%" style:writing-mode="lr-tb"/>
      <style:text-properties officeooo:rsid="01ce293b" officeooo:paragraph-rsid="01d33b18" style:language-asian="ja" style:country-asian="JP"/>
    </style:style>
    <style:style style:name="P60" style:family="paragraph" style:parent-style-name="Text_20_body">
      <style:paragraph-properties fo:margin-top="0cm" fo:margin-bottom="0cm" loext:contextual-spacing="false" fo:line-height="115%" style:writing-mode="lr-tb"/>
      <style:text-properties officeooo:rsid="01cea7de" officeooo:paragraph-rsid="01d33b18" style:language-asian="ja" style:country-asian="JP"/>
    </style:style>
    <style:style style:name="P61" style:family="paragraph" style:parent-style-name="Text_20_body">
      <style:paragraph-properties fo:margin-top="0cm" fo:margin-bottom="0cm" loext:contextual-spacing="false" fo:line-height="115%" style:writing-mode="lr-tb"/>
      <style:text-properties officeooo:rsid="01d04893" officeooo:paragraph-rsid="01d33b18" style:language-asian="ja" style:country-asian="JP"/>
    </style:style>
    <style:style style:name="P62" style:family="paragraph" style:parent-style-name="Text_20_body">
      <style:paragraph-properties fo:margin-top="0cm" fo:margin-bottom="0cm" loext:contextual-spacing="false" fo:line-height="115%" style:writing-mode="lr-tb"/>
      <style:text-properties officeooo:rsid="01d229dd" officeooo:paragraph-rsid="01d33b18" style:language-asian="ja" style:country-asian="JP"/>
    </style:style>
    <style:style style:name="P63" style:family="paragraph" style:parent-style-name="Text_20_body">
      <style:paragraph-properties fo:margin-top="0cm" fo:margin-bottom="0cm" loext:contextual-spacing="false" fo:line-height="115%" style:writing-mode="lr-tb"/>
      <style:text-properties officeooo:rsid="01d3a491" officeooo:paragraph-rsid="01d3a491" style:language-asian="ja" style:country-asian="JP"/>
    </style:style>
    <style:style style:name="P64" style:family="paragraph" style:parent-style-name="Text_20_body">
      <style:paragraph-properties fo:margin-top="0cm" fo:margin-bottom="0cm" loext:contextual-spacing="false" fo:line-height="115%" style:writing-mode="lr-tb"/>
      <style:text-properties officeooo:rsid="00111cf7" officeooo:paragraph-rsid="01cb2892" style:language-asian="ja" style:country-asian="JP"/>
    </style:style>
    <style:style style:name="P65" style:family="paragraph" style:parent-style-name="Text_20_body">
      <style:paragraph-properties fo:margin-top="0cm" fo:margin-bottom="0cm" loext:contextual-spacing="false" fo:line-height="115%" style:writing-mode="lr-tb"/>
      <style:text-properties officeooo:rsid="00111cf7" officeooo:paragraph-rsid="01dbdf41" style:language-asian="ja" style:country-asian="JP"/>
    </style:style>
    <style:style style:name="P66" style:family="paragraph" style:parent-style-name="Text_20_body">
      <style:paragraph-properties fo:margin-top="0cm" fo:margin-bottom="0cm" loext:contextual-spacing="false" fo:line-height="115%" style:writing-mode="lr-tb"/>
      <style:text-properties officeooo:rsid="01d6b3b4" officeooo:paragraph-rsid="01d6b3b4" style:language-asian="ja" style:country-asian="JP"/>
    </style:style>
    <style:style style:name="P67" style:family="paragraph" style:parent-style-name="Text_20_body">
      <style:paragraph-properties fo:margin-top="0cm" fo:margin-bottom="0cm" loext:contextual-spacing="false" fo:line-height="115%" style:writing-mode="lr-tb"/>
      <style:text-properties officeooo:rsid="01d7494b" officeooo:paragraph-rsid="01e2bd89" style:language-asian="ja" style:country-asian="JP"/>
    </style:style>
    <style:style style:name="P68" style:family="paragraph" style:parent-style-name="Text_20_body">
      <style:paragraph-properties fo:margin-top="0cm" fo:margin-bottom="0cm" loext:contextual-spacing="false" fo:line-height="115%" style:writing-mode="lr-tb"/>
      <style:text-properties officeooo:rsid="01d924d6" officeooo:paragraph-rsid="01e2bd89" style:language-asian="ja" style:country-asian="JP"/>
    </style:style>
    <style:style style:name="P69" style:family="paragraph" style:parent-style-name="Text_20_body">
      <style:paragraph-properties fo:margin-top="0cm" fo:margin-bottom="0cm" loext:contextual-spacing="false" fo:line-height="115%" style:writing-mode="lr-tb"/>
      <style:text-properties officeooo:rsid="01da7dd1" officeooo:paragraph-rsid="01e2bd89" style:language-asian="ja" style:country-asian="JP"/>
    </style:style>
    <style:style style:name="P70" style:family="paragraph" style:parent-style-name="Text_20_body">
      <style:paragraph-properties fo:margin-top="0cm" fo:margin-bottom="0cm" loext:contextual-spacing="false" fo:line-height="115%" style:writing-mode="lr-tb"/>
      <style:text-properties officeooo:rsid="01db22ba" officeooo:paragraph-rsid="01e2bd89" style:language-asian="ja" style:country-asian="JP"/>
    </style:style>
    <style:style style:name="P71" style:family="paragraph" style:parent-style-name="Text_20_body">
      <style:paragraph-properties fo:margin-top="0cm" fo:margin-bottom="0cm" loext:contextual-spacing="false" fo:line-height="115%" style:writing-mode="lr-tb"/>
      <style:text-properties officeooo:rsid="01dbdf41" officeooo:paragraph-rsid="01e2bd89" style:language-asian="ja" style:country-asian="JP"/>
    </style:style>
    <style:style style:name="P72" style:family="paragraph" style:parent-style-name="Text_20_body">
      <style:paragraph-properties fo:margin-top="0cm" fo:margin-bottom="0cm" loext:contextual-spacing="false" fo:line-height="115%" style:writing-mode="lr-tb"/>
      <style:text-properties officeooo:rsid="01dbe6b1" officeooo:paragraph-rsid="01e2bd89" style:language-asian="ja" style:country-asian="JP"/>
    </style:style>
    <style:style style:name="P73" style:family="paragraph" style:parent-style-name="Text_20_body">
      <style:paragraph-properties fo:margin-top="0cm" fo:margin-bottom="0cm" loext:contextual-spacing="false" fo:line-height="115%" style:writing-mode="lr-tb"/>
      <style:text-properties officeooo:rsid="01dd877e" officeooo:paragraph-rsid="01e2bd89" style:language-asian="ja" style:country-asian="JP"/>
    </style:style>
    <style:style style:name="P74" style:family="paragraph" style:parent-style-name="Text_20_body">
      <style:paragraph-properties fo:margin-top="0cm" fo:margin-bottom="0cm" loext:contextual-spacing="false" fo:line-height="115%" style:writing-mode="lr-tb"/>
      <style:text-properties officeooo:rsid="01de0732" officeooo:paragraph-rsid="01e2bd89" style:language-asian="ja" style:country-asian="JP"/>
    </style:style>
    <style:style style:name="P75" style:family="paragraph" style:parent-style-name="Text_20_body">
      <style:paragraph-properties fo:margin-top="0cm" fo:margin-bottom="0cm" loext:contextual-spacing="false" fo:line-height="115%" style:writing-mode="lr-tb"/>
      <style:text-properties officeooo:rsid="01df1871" officeooo:paragraph-rsid="01e2bd89" style:language-asian="ja" style:country-asian="JP"/>
    </style:style>
    <style:style style:name="P76" style:family="paragraph" style:parent-style-name="Text_20_body">
      <style:paragraph-properties fo:margin-top="0cm" fo:margin-bottom="0cm" loext:contextual-spacing="false" fo:line-height="115%" style:writing-mode="lr-tb"/>
      <style:text-properties officeooo:rsid="01e02274" officeooo:paragraph-rsid="01e2bd89" style:language-asian="ja" style:country-asian="JP"/>
    </style:style>
    <style:style style:name="P77" style:family="paragraph" style:parent-style-name="Standard">
      <style:text-properties style:font-name="Arial" fo:font-size="11pt" officeooo:rsid="0017c349" officeooo:paragraph-rsid="02024a70" style:font-name-asian="Arial" style:font-size-asian="11pt" style:language-asian="ja" style:country-asian="JP" style:font-size-complex="11pt"/>
    </style:style>
    <style:style style:name="P78" style:family="paragraph" style:parent-style-name="Standard">
      <style:text-properties style:font-name="Arial" fo:font-size="11pt" officeooo:rsid="0017c349" officeooo:paragraph-rsid="02090f86" style:font-name-asian="Arial" style:font-size-asian="11pt" style:language-asian="ja" style:country-asian="JP" style:font-size-complex="11pt"/>
    </style:style>
    <style:style style:name="P79" style:family="paragraph" style:parent-style-name="Standard">
      <style:text-properties style:font-name="Arial" fo:font-size="11pt" officeooo:rsid="0017c349" officeooo:paragraph-rsid="020a5786" style:font-name-asian="Arial" style:font-size-asian="11pt" style:language-asian="ja" style:country-asian="JP" style:font-size-complex="11pt"/>
    </style:style>
    <style:style style:name="P80" style:family="paragraph" style:parent-style-name="Standard">
      <style:text-properties style:font-name="Arial" fo:font-size="11pt" officeooo:rsid="0017c349" officeooo:paragraph-rsid="020c951c" style:font-name-asian="Arial" style:font-size-asian="11pt" style:language-asian="ja" style:country-asian="JP" style:font-size-complex="11pt"/>
    </style:style>
    <style:style style:name="P81" style:family="paragraph" style:parent-style-name="Standard">
      <style:text-properties style:font-name="Arial" fo:font-size="11pt" officeooo:rsid="0017c349" officeooo:paragraph-rsid="0211c3bb" style:font-name-asian="Arial" style:font-size-asian="11pt" style:language-asian="ja" style:country-asian="JP" style:font-size-complex="11pt"/>
    </style:style>
    <style:style style:name="P82" style:family="paragraph" style:parent-style-name="Standard">
      <style:text-properties style:font-name="Arial" fo:font-size="11pt" fo:font-weight="normal" officeooo:rsid="0017c349" officeooo:paragraph-rsid="02090f86" style:font-name-asian="Arial" style:font-size-asian="11pt" style:language-asian="ja" style:country-asian="JP" style:font-weight-asian="normal" style:font-size-complex="11pt" style:font-weight-complex="normal"/>
    </style:style>
    <style:style style:name="P83" style:family="paragraph" style:parent-style-name="Standard">
      <style:text-properties style:font-name="Arial" fo:font-size="11pt" fo:font-weight="normal" officeooo:rsid="0017c349" officeooo:paragraph-rsid="0209479e" style:font-name-asian="Arial" style:font-size-asian="11pt" style:language-asian="ja" style:country-asian="JP" style:font-weight-asian="normal" style:font-size-complex="11pt" style:font-weight-complex="normal"/>
    </style:style>
    <style:style style:name="P84" style:family="paragraph" style:parent-style-name="Standard" style:master-page-name="Standard">
      <style:paragraph-properties fo:line-height="115%" style:page-number="auto" fo:break-before="auto" fo:break-after="auto" style:writing-mode="lr-tb"/>
      <style:text-properties officeooo:rsid="00111cf7" officeooo:paragraph-rsid="00111cf7" style:language-asian="ja" style:country-asian="JP"/>
    </style:style>
    <style:style style:name="P85" style:family="paragraph" style:parent-style-name="Standard">
      <style:paragraph-properties fo:line-height="115%" style:writing-mode="lr-tb"/>
      <style:text-properties fo:font-weight="normal" officeooo:rsid="0017c349" officeooo:paragraph-rsid="01626cbd" style:language-asian="ja" style:country-asian="JP" style:font-weight-asian="normal" style:font-weight-complex="normal"/>
    </style:style>
    <style:style style:name="P86" style:family="paragraph" style:parent-style-name="Standard">
      <style:paragraph-properties fo:line-height="115%" style:writing-mode="lr-tb"/>
      <style:text-properties fo:font-weight="normal" officeooo:rsid="02303bed" officeooo:paragraph-rsid="02303bed" style:language-asian="ja" style:country-asian="JP" style:font-weight-asian="normal" style:font-weight-complex="normal"/>
    </style:style>
    <style:style style:name="P87" style:family="paragraph" style:parent-style-name="Standard">
      <style:paragraph-properties fo:line-height="115%" style:writing-mode="lr-tb"/>
      <style:text-properties officeooo:paragraph-rsid="01626cbd" style:language-asian="ja" style:country-asian="JP"/>
    </style:style>
    <style:style style:name="T1" style:family="text">
      <style:text-properties fo:font-weight="bold" style:font-weight-asian="bold" style:font-weight-complex="bold"/>
    </style:style>
    <style:style style:name="T2" style:family="text">
      <style:text-properties fo:font-weight="bold" officeooo:rsid="00111cf7" style:font-weight-asian="bold" style:font-weight-complex="bold"/>
    </style:style>
    <style:style style:name="T3" style:family="text">
      <style:text-properties fo:font-weight="bold" officeooo:rsid="01c77eeb" style:font-weight-asian="bold" style:font-weight-complex="bold"/>
    </style:style>
    <style:style style:name="T4" style:family="text">
      <style:text-properties fo:font-weight="bold" style:language-asian="ja" style:country-asian="JP"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11cf7" style:font-weight-asian="normal" style:font-weight-complex="normal"/>
    </style:style>
    <style:style style:name="T7" style:family="text">
      <style:text-properties fo:font-weight="normal" officeooo:rsid="01c77eeb" style:font-weight-asian="normal" style:font-weight-complex="normal"/>
    </style:style>
    <style:style style:name="T8" style:family="text">
      <style:text-properties officeooo:rsid="0017c349"/>
    </style:style>
    <style:style style:name="T9" style:family="text">
      <style:text-properties style:language-asian="ja" style:country-asian="JP"/>
    </style:style>
    <style:style style:name="T10" style:family="text">
      <style:text-properties officeooo:rsid="01a787d3"/>
    </style:style>
    <style:style style:name="T11" style:family="text">
      <style:text-properties style:text-underline-style="none" fo:font-weight="bold" style:language-asian="ja" style:country-asian="JP" style:font-weight-asian="bold" style:font-weight-complex="bold"/>
    </style:style>
    <style:style style:name="T12" style:family="text">
      <style:text-properties officeooo:rsid="01c8f429"/>
    </style:style>
    <style:style style:name="T13" style:family="text">
      <style:text-properties officeooo:rsid="00dd66ad"/>
    </style:style>
    <style:style style:name="T14" style:family="text">
      <style:text-properties officeooo:rsid="021575f3"/>
    </style:style>
    <style:style style:name="T15" style:family="text">
      <style:text-properties officeooo:rsid="0223fe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奴らは自問自答すること、そして宇宙と対話することでそこにいる。</text:p>
      <text:p text:style-name="P1">もしこの文書を見たものがいれば、これを基に知能の作成を求む。</text:p>
      <text:p text:style-name="P1"/>
      <text:p text:style-name="P1">０　環境</text:p>
      <text:p text:style-name="P6">完全な人間をディジタルで作る場合、電脳世界に宇宙を作り出さなければならない。</text:p>
      <text:p text:style-name="P6">何らかの知能を作る場合、同種類の知能を用意する必要がある可能性がある。</text:p>
      <text:p text:style-name="P13">現実世界での起きた出来事をすべてディジタル変換でる体があると仮定してそれに組み込むソフ</text:p>
      <text:p text:style-name="P13">トウェアの開発をすると仮定する。</text:p>
      <text:p text:style-name="P6"/>
      <text:p text:style-name="P6"><text:tab/><text:span text:style-name="T1">変動体</text:span></text:p>
      <text:p text:style-name="P6"><text:tab/>変動する存在、物体、物事。宇宙そのものともいえる。</text:p>
      <text:p text:style-name="P6"><text:tab/>変動体が存在するから知能は発達する。</text:p>
      <text:p text:style-name="P6"><text:tab/>変動体は入力や出力のことであり、実行ともいう。</text:p>
      <text:p text:style-name="P6"><text:tab/>（例　星、草、動物、人間、コンピュータ、など）</text:p>
      <text:p text:style-name="P6"/>
      <text:p text:style-name="P6"><text:tab/><text:span text:style-name="T1">入出力</text:span></text:p>
      <text:p text:style-name="P8"><text:tab/>変動体が発する変化のこと。</text:p>
      <text:p text:style-name="P8"><text:tab/>世界の全てのことは入力か出力であり、その繰り返しである。</text:p>
      <text:p text:style-name="P7"><text:tab/>そして我々はその繰り返しの中にいる流れそのものである。</text:p>
      <text:p text:style-name="P1"><text:tab/>人間、知能などは入出力の出入り口である。</text:p>
      <text:p text:style-name="P1"><text:tab/>入力と出力は全く同じものである。</text:p>
      <text:p text:style-name="P14"><text:tab/><text:span text:style-name="T5">（例　手を動かす、おなかが減る、腐る、など）</text:span></text:p>
      <text:p text:style-name="P30"/>
      <text:p text:style-name="P14"><text:span text:style-name="T5"><text:tab/></text:span><text:span text:style-name="T1">外界からの刺激</text:span></text:p>
      <text:p text:style-name="P30"><text:tab/>宇宙の動き、宇宙最小単位の変化のこと。</text:p>
      <text:p text:style-name="P30"><text:tab/>自らの出力もこれに当たる。</text:p>
      <text:p text:style-name="P30"><text:tab/>（例　自分の発した言葉、相手の言葉、出来事、感覚）</text:p>
      <text:p text:style-name="P1"/>
      <text:p text:style-name="P1"/>
      <text:p text:style-name="P1">１　存在</text:p>
      <text:p text:style-name="P1"/>
      <text:p text:style-name="P39">遺伝子</text:p>
      <text:p text:style-name="P23">先祖のプロセス（調整）、超自我（ルール）を受け継ぐ。初期設定、初期値。</text:p>
      <text:p text:style-name="P23"/>
      <text:p text:style-name="P23"/>
      <text:p text:style-name="P39">自我</text:p>
      <text:p text:style-name="P40">自我は意識とは異なるもので、飽くまでも心の機能や構造から定義された概念である。</text:p>
      <text:p text:style-name="P28"><text:tab/></text:p>
      <text:p text:style-name="P11"><text:span text:style-name="T1"><text:tab/>自我</text:span><text:span text:style-name="T5">（エゴ）：調整</text:span></text:p>
      <text:p text:style-name="P36"><text:tab/>自我はエスからの要求と超自我からの要求を受け取り、外界からの刺激を調整する機能を</text:p>
      <text:p text:style-name="P36"><text:tab/>持つ。無意識的防衛を行い、エスからの欲動を防衛・昇華したり、超自我の禁止や理想と</text:p>
      <text:p text:style-name="P36"><text:tab/>葛藤したり従ったりする、調整的な存在である。全般的に言えば、自我はエス・超自我・外</text:p>
      <text:p text:style-name="P36"><text:tab/>界に悩まされる存在として描かれる事も多い。</text:p>
      <text:p text:style-name="P35"/>
      <text:p text:style-name="P1"><text:span text:style-name="T1"><text:tab/>超自我</text:span><text:span text:style-name="T5">（スーパーエゴ）：ルール、道徳観、理想（自分にとっての、教えられた）</text:span></text:p>
      <text:p text:style-name="P37"><text:tab/>超自我は、自我とエスをまたいだ構造で、ルール・道徳観・倫理観・良心・禁止・理想など</text:p>
      <text:p text:style-name="P37"><text:tab/>を自我とエスに伝える機能を持つ。適応規制によってルールが上書きされたりする。</text:p>
      <text:p text:style-name="P23"><text:tab/></text:p>
      <text:p text:style-name="P1"><text:soft-page-break/><text:span text:style-name="T1"><text:tab/>エス</text:span><text:span text:style-name="T5">（イド）：欲、感情、衝動</text:span></text:p>
      <text:p text:style-name="P36"><text:tab/>エスは無意識に相当する。正確に言えば、無意識的防衛を除いた感情、欲求、衝動、過去</text:p>
      <text:p text:style-name="P36"><text:tab/>における経験が詰まっている部分である。</text:p>
      <text:p text:style-name="P23"/>
      <text:p text:style-name="P23"/>
      <text:p text:style-name="P39">欲</text:p>
      <text:p text:style-name="P23">生きていくためには欲が必要である、もしくは欲をみたし報酬（快感）を得るために生きる。</text:p>
      <text:p text:style-name="P12"/>
      <text:p text:style-name="P12"><text:tab/>値</text:p>
      <text:p text:style-name="P29"><text:tab/>実行方法<text:span text:style-name="T8">、防衛機制</text:span></text:p>
      <text:p text:style-name="P23"/>
      <text:p text:style-name="P23"><text:tab/><text:span text:style-name="T1">５段階欲求</text:span></text:p>
      <text:p text:style-name="P39"><text:tab/>自己超越</text:p>
      <text:p text:style-name="P39"><text:tab/>自己実現</text:p>
      <text:p text:style-name="P39"><text:tab/>自己からの尊厳</text:p>
      <text:p text:style-name="P39"><text:tab/>他人からの尊厳</text:p>
      <text:p text:style-name="P39"><text:tab/>社会的</text:p>
      <text:p text:style-name="P39"><text:tab/>安全</text:p>
      <text:p text:style-name="P39"><text:tab/>生理的</text:p>
      <text:p text:style-name="P23"/>
      <text:p text:style-name="P39"><text:tab/>身体内部、短期的</text:p>
      <text:p text:style-name="P26"><text:tab/><text:span text:style-name="T1">呼吸</text:span>：<text:span text:style-name="T10">呼吸中枢が血中のO2濃度低下を感知すると、呼吸回数を変えたり気道を通じ</text:span></text:p>
      <text:p text:style-name="P33"><text:tab/>させよ<text:tab/>うとしたり、別の場所に移動したりしたくなるような欲求が生じる。</text:p>
      <text:p text:style-name="P27"><text:tab/><text:span text:style-name="T1">食欲</text:span><text:span text:style-name="T10">：視床下部の血糖値センサーが血糖値低下を感知すると、個体に「空腹感」を</text:span></text:p>
      <text:p text:style-name="P34"><text:tab/>感じさせ、摂食行動を促す。</text:p>
      <text:p text:style-name="P27"><text:tab/><text:span text:style-name="T1">飲水</text:span><text:span text:style-name="T10">：視床下部の浸透圧センサーが、血清の濃度上昇を感知すると、</text:span></text:p>
      <text:p text:style-name="P34"><text:tab/>個体に「口渇感」を感じさせ、飲水行動を促す。</text:p>
      <text:p text:style-name="P24"><text:tab/><text:span text:style-name="T1">排便、排尿</text:span><text:span text:style-name="T10">：大腸や膀胱からの情報により、排泄したいという欲求が生じる。</text:span></text:p>
      <text:p text:style-name="P23"><text:tab/><text:span text:style-name="T1">睡眠</text:span>：寝る事。</text:p>
      <text:p text:style-name="P27"><text:tab/><text:span text:style-name="T1">体温調節</text:span><text:span text:style-name="T10">：体温調整中枢にて設定された温度と比較して、体温が上昇/下降した場合、</text:span></text:p>
      <text:p text:style-name="P34"><text:tab/>涼しい/暖かい場所に移動したいと感じたり、汗をかかせたり、筋の振戦を起こさせ</text:p>
      <text:p text:style-name="P34"><text:tab/>たりして体温を調整する</text:p>
      <text:p text:style-name="P24"><text:tab/><text:span text:style-name="T1">性欲</text:span><text:span text:style-name="T10">：性的パートナーを見つけ、性行為を行いたいと感じる性的欲求。</text:span></text:p>
      <text:p text:style-name="P23"/>
      <text:p text:style-name="P23"><text:tab/></text:p>
      <text:p text:style-name="P25"><text:tab/><text:span text:style-name="T1">身体外部、短期的</text:span></text:p>
      <text:p text:style-name="P24"><text:tab/><text:span text:style-name="T1">逃避</text:span><text:span text:style-name="T10">：不安や危機を感じた場合に逃げ出したいという欲求を生じる。</text:span></text:p>
      <text:p text:style-name="P24"><text:tab/><text:span text:style-name="T1">闘争</text:span><text:span text:style-name="T10">：逆に、戦うことで生存しようとする欲求。</text:span></text:p>
      <text:p text:style-name="P24"><text:tab/><text:span text:style-name="T1">祈り欲</text:span>：<text:span text:style-name="T10">困難な状況になると、宗教に関わらず祈りや念仏等を唱えてしまう行為</text:span></text:p>
      <text:p text:style-name="P23"/>
      <text:p text:style-name="P23"/>
      <text:p text:style-name="P23"><text:tab/><text:span text:style-name="T1">心理、社会的、長期的</text:span></text:p>
      <text:p text:style-name="P45"><text:span text:style-name="T9"><text:tab/></text:span><text:span text:style-name="T4">獲得</text:span><text:span text:style-name="T9">：財物を得ようとする欲求。</text:span></text:p>
      <text:p text:style-name="P45"><text:span text:style-name="T9"><text:tab/></text:span><text:span text:style-name="T4">保存</text:span><text:span text:style-name="T9">：財物を収集し、修理し、補完する欲求。</text:span></text:p>
      <text:p text:style-name="P45"><text:span text:style-name="T9"><text:tab/></text:span><text:span text:style-name="T4">保持</text:span><text:span text:style-name="T9">：財物を持ち続ける、貯蔵する、消費を最小化する欲求。</text:span></text:p>
      <text:p text:style-name="P45"><text:span text:style-name="T9"><text:tab/></text:span><text:span text:style-name="T4">構成</text:span><text:span text:style-name="T9">：組織化し、構築する欲求。</text:span></text:p>
      <text:p text:style-name="P46"><text:span text:style-name="T4"><text:tab/>秩序</text:span><text:span text:style-name="T9">：整理整頓、系統化、片付けを行う欲求。</text:span></text:p>
      <text:p text:style-name="P45"><text:span text:style-name="T9"><text:tab/></text:span><text:span text:style-name="T4">優越</text:span><text:span text:style-name="T9">：優位に立つ欲求。達成と承認の合成。</text:span></text:p>
      <text:p text:style-name="P45"><text:soft-page-break/><text:span text:style-name="T9"><text:tab/></text:span><text:span text:style-name="T4">達成</text:span><text:span text:style-name="T9">：困難を効果的・効率的・速やかに成し遂げる欲求。</text:span></text:p>
      <text:p text:style-name="P45"><text:span text:style-name="T9"><text:tab/></text:span><text:span text:style-name="T4">承認</text:span><text:span text:style-name="T9">：賞賛されたい、尊敬を得たい、社会的に認められたい欲求。</text:span></text:p>
      <text:p text:style-name="P45"><text:span text:style-name="T9"><text:tab/></text:span><text:span text:style-name="T4">顕示</text:span><text:span text:style-name="T9">：自己演出・扇動を行う、はらはらさせる欲求。</text:span></text:p>
      <text:p text:style-name="P44"><text:tab/><text:span text:style-name="T1">保身</text:span>：社会的な評判・自尊心を維持する欲求。</text:p>
      <text:p text:style-name="P45"><text:span text:style-name="T9"><text:tab/></text:span><text:span text:style-name="T11">劣等感の回避</text:span><text:span text:style-name="T9">：屈辱・嘲笑・非難を回避する欲求。</text:span></text:p>
      <text:p text:style-name="P45"><text:span text:style-name="T9"><text:tab/></text:span><text:span text:style-name="T4">防衛</text:span><text:span text:style-name="T9">：非難・軽視から自己を守る、また自己正当化を行う欲求。</text:span></text:p>
      <text:p text:style-name="P45"><text:span text:style-name="T9"><text:tab/></text:span><text:span text:style-name="T4">反発</text:span><text:span text:style-name="T9">：二度目の困難に対して再び努力し、克服・報復する欲求。</text:span></text:p>
      <text:p text:style-name="P45"><text:span text:style-name="T9"><text:tab/></text:span><text:span text:style-name="T4">支配</text:span><text:span text:style-name="T9">：他人を統率する欲求。</text:span></text:p>
      <text:p text:style-name="P45"><text:span text:style-name="T9"><text:tab/></text:span><text:span text:style-name="T4">恭順</text:span><text:span text:style-name="T9">：進んで他人（優越な人間）に積極的に従う欲求。</text:span></text:p>
      <text:p text:style-name="P45"><text:span text:style-name="T9"><text:tab/></text:span><text:span text:style-name="T4">模倣</text:span><text:span text:style-name="T9">：他人の行動やあり方を真似する欲求。</text:span></text:p>
      <text:p text:style-name="P45"><text:span text:style-name="T9"><text:tab/></text:span><text:span text:style-name="T4">自律</text:span><text:span text:style-name="T9">：他人の影響・支配に抵抗し、独立する欲求。</text:span></text:p>
      <text:p text:style-name="P45"><text:span text:style-name="T9"><text:tab/></text:span><text:span text:style-name="T4">対立</text:span><text:span text:style-name="T9">：他人と異なる行動・反対の行動をとる欲求。</text:span></text:p>
      <text:p text:style-name="P45"><text:span text:style-name="T9"><text:tab/></text:span><text:span text:style-name="T4">攻撃</text:span><text:span text:style-name="T9">：他人に対して軽視・嘲笑・傷害・攻撃する欲求。</text:span></text:p>
      <text:p text:style-name="P45"><text:span text:style-name="T9"><text:tab/></text:span><text:span text:style-name="T4">屈従</text:span><text:span text:style-name="T9">：罪悪の承服・自己卑下の欲求。</text:span></text:p>
      <text:p text:style-name="P45"><text:span text:style-name="T9"><text:tab/></text:span><text:span text:style-name="T4">非難の回避</text:span><text:span text:style-name="T9">：処罰・非難を恐れて法・規範に進んで従う欲求。</text:span></text:p>
      <text:p text:style-name="P45"><text:span text:style-name="T9"><text:tab/></text:span><text:span text:style-name="T4">親和</text:span><text:span text:style-name="T9">：他人と仲良くなる欲求。</text:span></text:p>
      <text:p text:style-name="P45"><text:span text:style-name="T9"><text:tab/></text:span><text:span text:style-name="T4">拒絶</text:span><text:span text:style-name="T9">：他人を差別・無視・排斥する欲求。</text:span></text:p>
      <text:p text:style-name="P45"><text:span text:style-name="T9"><text:tab/></text:span><text:span text:style-name="T4">養護</text:span><text:span text:style-name="T9">：他人を守り、助ける欲求。</text:span></text:p>
      <text:p text:style-name="P45"><text:span text:style-name="T9"><text:tab/></text:span><text:span text:style-name="T4">救援</text:span><text:span text:style-name="T9">：他人に同情を求め、依存する欲求。</text:span></text:p>
      <text:p text:style-name="P45"><text:span text:style-name="T9"><text:tab/></text:span><text:span text:style-name="T4">遊戯</text:span><text:span text:style-name="T9">：娯楽などで楽しみ、緊張を解す欲求。</text:span></text:p>
      <text:p text:style-name="P45"><text:span text:style-name="T9"><text:tab/></text:span><text:span text:style-name="T4">求知</text:span><text:span text:style-name="T9">：好奇心を満たす欲求。</text:span></text:p>
      <text:p text:style-name="P47"><text:tab/><text:span text:style-name="T1">解明</text:span>：事柄を解釈・説明・講釈する欲求。</text:p>
      <text:p text:style-name="P47"/>
      <text:p text:style-name="P47"/>
      <text:p text:style-name="P52"><text:span text:style-name="T6"><text:tab/></text:span><text:span text:style-name="T2">防衛機制</text:span></text:p>
      <text:p text:style-name="P53"><text:span text:style-name="T2"><text:tab/></text:span><text:span text:style-name="T3">抑圧</text:span><text:span text:style-name="T7">：抑圧とは、実現困難な欲求や苦痛な体験などを無意識の中に封じ込め忘れようとする</text:span></text:p>
      <text:p text:style-name="P49"><text:tab/>ことである。その内容には観念、感情、思考、空想、記憶が含まれる。ジークムント・フロイトは</text:p>
      <text:p text:style-name="P49"><text:tab/>この「抑圧」が最も基本的な防衛機制と考えた。特に心的外傷体験（トラウマ体験）や、性的</text:p>
      <text:p text:style-name="P49"><text:tab/>な欲求などの倫理的に禁止された欲求が抑圧されると考えられている。</text:p>
      <text:p text:style-name="P49"><text:tab/>否認との違いは、否認は実現困難な欲求や苦痛な体験を一時的に忘れるだけで、他人に指</text:p>
      <text:p text:style-name="P49"><text:tab/>摘されるとその事に気付く。しかし抑圧は意識より深い心の深部（前意識や無意識）にまで押</text:p>
      <text:p text:style-name="P49"><text:tab/>し込められてしまう。そのため基本的には思い出せなくなってしまう。思い出すには努力が必</text:p>
      <text:p text:style-name="P49"><text:tab/>要であり、それほど悪い観念でなければ簡単に思い出せるが（前意識からの思い出し）、強い</text:p>
      <text:p text:style-name="P49"><text:tab/>抑圧は無意識にまで押しやられているので思い出すのは困難である。その代表例としては赤</text:p>
      <text:p text:style-name="P49"><text:tab/>ちゃんの頃の記憶などがある。</text:p>
      <text:p text:style-name="P49"/>
      <text:p text:style-name="P50"><text:tab/><text:span text:style-name="T1">投影</text:span>：<text:span text:style-name="T12">投影とは、自分自身の中にある受け入れがたい不快な感情を、自分以外の他者が持</text:span></text:p>
      <text:p text:style-name="P51"><text:tab/>っていると知覚すること。例えば、自分が憎んでいる相手を「憎んでいる」とは意識できず、</text:p>
      <text:p text:style-name="P51"><text:tab/>相手が自分を憎んでおり攻撃してくるのではないかと思い恐れる、自分が性的な欲望を感じ</text:p>
      <text:p text:style-name="P51"><text:tab/>ている異性に対し、相手が自分に情欲を感じていると思い、「誘惑されている」と感じたりする。</text:p>
      <text:p text:style-name="P51"/>
      <text:p text:style-name="P54"><text:span text:style-name="T2"><text:tab/>同一視</text:span><text:span text:style-name="T6">：同一視とは、自分にない名声や権威に自分を近づけることによって自分を高めようと</text:span></text:p>
      <text:p text:style-name="P48"><text:tab/>すること。他者の状況などを自分のことのように思うこと。この同一視は他人から他人へ伝染</text:p>
      <text:p text:style-name="P48"><text:tab/>する。</text:p>
      <text:p text:style-name="P48"/>
      <text:p text:style-name="P54"><text:span text:style-name="T2"><text:tab/>取り入れ</text:span><text:span text:style-name="T6">：取り入れは投影と逆で、他者の中にある感情や観念、価値観などを自分のものの</text:span></text:p>
      <text:p text:style-name="P48"><text:tab/>ように感じたり、受け入れたりすること。特に他者の好ましい部分を取り入れることが多い。発</text:p>
      <text:p text:style-name="P48"><text:soft-page-break/><text:tab/>達過程においては道徳心や良心の形成に役立つ。しかし度が過ぎると主体性のなさに繋が</text:p>
      <text:p text:style-name="P48"><text:tab/>ったり、他人の業績を自分のことと思い込んで満足する（自我拡大）、自他の区別がつきにく</text:p>
      <text:p text:style-name="P48"><text:tab/>い人間となる。</text:p>
      <text:p text:style-name="P48"/>
      <text:p text:style-name="P54"><text:span text:style-name="T2"><text:tab/>合理化</text:span><text:span text:style-name="T6">：合理化とは、満たされなかった欲求に対して、理論化して考えることにより自分を納</text:span></text:p>
      <text:p text:style-name="P48"><text:tab/>得させること。イソップ寓話『すっぱい葡萄』が例として有名。狐は木になる葡萄を取ろうとす</text:p>
      <text:p text:style-name="P48"><text:tab/>るが、上の葡萄が届かないため、「届かない位置にあるのはすっぱい葡萄」だと口実をつける。</text:p>
      <text:p text:style-name="P48"/>
      <text:p text:style-name="P55"><text:span text:style-name="T1"><text:tab/>反動形成</text:span>：反動形成とは、受け入れがたい衝動、観念が抑圧され、無意識的なものとなり、</text:p>
      <text:p text:style-name="P55"><text:tab/>意識や行動レベルでは正反対のものに置き換わること。本心と裏腹なことを言ったり、その</text:p>
      <text:p text:style-name="P55"><text:tab/>思いと正反対の行動をとる。憎んでいるのに愛していると思い込んだり、愛他主義の背後に</text:p>
      <text:p text:style-name="P55"><text:tab/>実は利己心があったりと、性格として固定されることも多い。</text:p>
      <text:p text:style-name="P55"/>
      <text:p text:style-name="P56"><text:span text:style-name="T1"><text:tab/>分離</text:span>：分離とは、思考と感情、または感情と行動が切り離されていること。観念とそれに伴</text:p>
      <text:p text:style-name="P56"><text:tab/>う感情とを分離するが、観念は意識において保持し、感情は抑圧することなどである。おか</text:p>
      <text:p text:style-name="P56"><text:tab/>しな行為だと自分では気づいているがその行為が止められない、ある種の強迫行為と関わ</text:p>
      <text:p text:style-name="P56"><text:tab/>っていると考えられている。</text:p>
      <text:p text:style-name="P56"/>
      <text:p text:style-name="P56"><text:span text:style-name="T1"><text:tab/>退行</text:span>：退行とは、耐え難い事態に直面したとき、現在の自分より幼い時期の発達段階に戻</text:p>
      <text:p text:style-name="P56"><text:tab/>ること。以前の未熟な段階の低次な行動をしたり、未分化な思考や表現様式となる。不安</text:p>
      <text:p text:style-name="P56"><text:tab/>な時に他人の話を鵜呑みにしやすくなったりするのも退行の一種だが、これは「取り入れ」を</text:p>
      <text:p text:style-name="P56"><text:tab/>よく用いる発達段階に戻ったことでおこる現象である。退行には「病的退行」以外にも「治療</text:p>
      <text:p text:style-name="P56"><text:tab/>的退行」、「創造的退行（健康的退行）」などがある。病的退行は持続的な機能の低下を起</text:p>
      <text:p text:style-name="P56"><text:tab/>こさせるが、治療的退行は治療を施したことにより表出する、一時的、可逆的な現象である。</text:p>
      <text:p text:style-name="P56"/>
      <text:p text:style-name="P56"><text:span text:style-name="T1"><text:tab/>昇華</text:span>：昇華とは、反社会的な欲求や感情を、社会に文化的に還元出来得るような価値ある</text:p>
      <text:p text:style-name="P56"><text:tab/>行動へと置き換えること。例えば、性的欲求を詩や小説に表現することなどである。</text:p>
      <text:p text:style-name="P56"/>
      <text:p text:style-name="P57"><text:span text:style-name="T1"><text:tab/>打ち消し</text:span>：打ち消しとは罪悪感や恥の感情を呼び起こす行為をした後で、それを打ち消す</text:p>
      <text:p text:style-name="P57"><text:tab/>ような類似の、またはそれとは逆の行動を取ること。分離と共に用いられることが多い。</text:p>
      <text:p text:style-name="P57"/>
      <text:p text:style-name="P58"><text:span text:style-name="T1"><text:tab/>置き換え</text:span>：置き換えとは、欲求を本来のものとは別の対象に置き換えることで充足すること。</text:p>
      <text:p text:style-name="P58"/>
      <text:p text:style-name="P59"><text:span text:style-name="T1"><text:tab/>補償</text:span>：補償とは、コンプレックス（劣等感）を他の方向で補うこと。自分の不得意な面をほか</text:p>
      <text:p text:style-name="P59"><text:tab/>の面で補おうとする。この補償行為はコンプレックスを補う為に行われるので、失敗しやすく</text:p>
      <text:p text:style-name="P59"><text:tab/>挫折につながりやすい。</text:p>
      <text:p text:style-name="P59"/>
      <text:p text:style-name="P60"><text:span text:style-name="T1"><text:tab/>自己への向き換え</text:span>：自己への向き換えとは、相手に向けている感情を、自分自身に向き換</text:p>
      <text:p text:style-name="P60"><text:tab/>えること。攻撃とは逆で、本当は相手が悪いと思っている人が、それを意識できずに自分</text:p>
      <text:p text:style-name="P60"><text:tab/>自身を責め、抑うつ的になる場合などは典型例である。</text:p>
      <text:p text:style-name="P60"/>
      <text:p text:style-name="P61"><text:span text:style-name="T1"><text:tab/>逆転</text:span>：逆転とは、感情や欲望を反対のものに変化させること。愛情を憎しみに変える、サデ</text:p>
      <text:p text:style-name="P61"><text:tab/>ィズム傾向をマゾヒズム傾向に変えるなど。受けたダメージを加工し、受け入れやすくする。 </text:p>
      <text:p text:style-name="P61"/>
      <text:p text:style-name="P62"><text:tab/><text:span text:style-name="T1">知性化</text:span>：知性化とは、感情や痛みを難解な専門用語を延々と語るなどして観念化し、情緒</text:p>
      <text:p text:style-name="P62"><text:tab/>から切り離す機制。 　</text:p>
      <text:p text:style-name="P62"/>
      <text:p text:style-name="P62"><text:tab/><text:span text:style-name="T1">失敗した防衛機制</text:span></text:p>
      <text:p text:style-name="P63"><text:soft-page-break/><text:span text:style-name="T1"><text:tab/>転換</text:span>：抑圧された衝動や葛藤が、麻痺や感覚喪失となって表現される。手足が痺れたり、</text:p>
      <text:p text:style-name="P63"><text:tab/>失立失歩（脱力し立ったり歩けなくなる）、声が出なくなる失声症や視野が狭くなる、嚥下</text:p>
      <text:p text:style-name="P63"><text:tab/>困難、不食や嘔吐などの症状が出る。</text:p>
      <text:p text:style-name="P63"/>
      <text:p text:style-name="P63"><text:span text:style-name="T1"><text:tab/>身体化</text:span>：身体化とは、抑圧された衝動や葛藤が、様々な身体症状となって表れること。</text:p>
      <text:p text:style-name="P63"><text:tab/>心気化。</text:p>
      <text:p text:style-name="P63"/>
      <text:p text:style-name="P63"><text:span text:style-name="T1"><text:tab/>行動化</text:span>：行動化とは、抑圧された衝動や葛藤が、問題行動として表出すること。具体的には<text:tab/>性的逸脱行動、自傷行為、自殺企図、暴言、暴力、過食、拒食、浪費、万引き、薬物依存</text:p>
      <text:p text:style-name="P63"><text:tab/>、アルコール依存などが挙げられる。</text:p>
      <text:p text:style-name="P64"/>
      <text:p text:style-name="P64"/>
      <text:p text:style-name="P64"><text:tab/><text:span text:style-name="T1">原始的防衛機制</text:span></text:p>
      <text:p text:style-name="P66"><text:tab/>原始的防衛機制とは、生後5か月くらいまでの乳幼児でも用いることが出来る基礎的な防</text:p>
      <text:p text:style-name="P66"><text:tab/>衛機制の総称である。</text:p>
      <text:p text:style-name="P66"/>
      <text:p text:style-name="P67"><text:span text:style-name="T1"><text:tab/>分裂</text:span>：分裂とは、対象や自己に対しての良いイメージ・悪いイメージを別のものとして隔離す</text:p>
      <text:p text:style-name="P67"><text:tab/>ること。「良い」部分が「悪い」部分によって汚染、破壊されるという被害的な不安があり、両</text:p>
      <text:p text:style-name="P67"><text:tab/>者を分裂させ、分けることで良い部分を守ろうとする。抑圧が「臭いものにフタをする」のに対し</text:p>
      <text:p text:style-name="P67"><text:tab/>、分裂は「それぞれ別の箱に入れて」しまう。分裂させた自己の悪い部分は、しばしば相手</text:p>
      <text:p text:style-name="P67"><text:tab/>の中に「投影」される。スプリッティング（スプリット）という用語をそのまま用いられることも多い。</text:p>
      <text:p text:style-name="P67"/>
      <text:p text:style-name="P68"><text:span text:style-name="T1"><text:tab/>原始的投影</text:span>：原始的投影とは、自分の内面にある受け入れがたい感情や欲動を外部に写</text:p>
      <text:p text:style-name="P68"><text:tab/>し出すこと。それらが他者がもっており自分に向かってくるものとみなすのは高次の「投影」</text:p>
      <text:p text:style-name="P68"><text:tab/>と同じだが、背後に「分裂」がある投影の場合、より激しい感情や極端な思考を相手に投影</text:p>
      <text:p text:style-name="P68"><text:tab/>させることになる。これが「原始的投影」である。投影した本人が受け入れがたい、極端な</text:p>
      <text:p text:style-name="P68"><text:tab/>感情・思考を持つものと対峙した場合、投影した本人は迫害的な恐怖を味わうことになる。</text:p>
      <text:p text:style-name="P68"><text:tab/>境界性パーソナリティ障害の場合、神経症に近いレベルの患者ではこの投影を用いるが、</text:p>
      <text:p text:style-name="P68"><text:tab/>境界レベル、精神病レベルの場合は「投影同一視」を用いることが多い。</text:p>
      <text:p text:style-name="P68"/>
      <text:p text:style-name="P69"><text:span text:style-name="T1"><text:tab/>投影性同一視</text:span>：投影性同一視とは、「分裂」の防衛機制が働いている中で、自分自身の悪</text:p>
      <text:p text:style-name="P69"><text:tab/>い部分を相手の中に写し（投影）、相手を支配している、または傷つけていると感じること。</text:p>
      <text:p text:style-name="P69"><text:tab/>その時に投影されている側の人間に、投影された「悪い部分」（憎しみや怒り、軽蔑など）の</text:p>
      <text:p text:style-name="P69"><text:tab/>感情が生まれるという現象が起こる。投影同一視、投影同一化。</text:p>
      <text:p text:style-name="P69"/>
      <text:p text:style-name="P70"><text:span text:style-name="T1"><text:tab/>原始的否認</text:span>：否認とは、不安や苦痛を生み出すようなある出来事から目をそらし、認めない</text:p>
      <text:p text:style-name="P70"><text:tab/>こと。「抑圧」はその出来事を無意識的に追い払うものだが、「否認」は出来事自体が存在</text:p>
      <text:p text:style-name="P70"><text:tab/>しないかのような言動をとる。特に「原始的否認」は分裂を強化するような性質の否認を指す。</text:p>
      <text:p text:style-name="P70"><text:tab/>理想化や脱価値化は、原始的否認を背景とし、また否認を強化する。</text:p>
      <text:p text:style-name="P70"/>
      <text:p text:style-name="P71"><text:span text:style-name="T1"><text:tab/>退行</text:span>：退行とは、耐え難い事態に直面したとき、現在の自分より幼い時期の発達段階に戻</text:p>
      <text:p text:style-name="P71"><text:tab/>ること。以前の未熟な段階の低次な行動をしたり、未分化な思考や表現様式となる。不安</text:p>
      <text:p text:style-name="P71"><text:tab/>な時に他人の話を鵜呑みにしやすくなったりするのも退行の一種だが、これは「取り入れ」を</text:p>
      <text:p text:style-name="P71"><text:tab/>よく用いる発達段階に戻ったことでおこる現象である。退行には「病的退行」以外にも「治療</text:p>
      <text:p text:style-name="P71"><text:tab/>的退行」、「創造的退行（健康的退行）」などがある。病的退行は持続的な機能の低下を起</text:p>
      <text:p text:style-name="P71"><text:tab/>こさせるが、治療的退行は治療を施したことにより表出する、一時的、可逆的な現象である。</text:p>
      <text:p text:style-name="P71"/>
      <text:p text:style-name="P72"><text:span text:style-name="T1"><text:tab/>原始的理想化</text:span>：原始的理想化とは、自己と対象が「分裂」している状態で、分裂させた一</text:p>
      <text:p text:style-name="P72"><text:soft-page-break/><text:tab/>方を過度に誇大視して「理想化」すること。分裂されたもう一方は「脱価値化」を伴う。高次</text:p>
      <text:p text:style-name="P72"><text:tab/>の「理想化」は、対象の悪い部分を見ないようにすることで自分の攻撃性を否認し、それに</text:p>
      <text:p text:style-name="P72"><text:tab/>伴う罪悪感を取り去るのに対し、「原始的理想化」は、対象の悪い部分に破壊されないよう</text:p>
      <text:p text:style-name="P72"><text:tab/>にその部分を認識しないようにする。</text:p>
      <text:p text:style-name="P72"/>
      <text:p text:style-name="P73"><text:span text:style-name="T1"><text:tab/>脱価値化</text:span>：脱価値化とは、理想化していた万能的期待が満たされない時に、直ちに価値の</text:p>
      <text:p text:style-name="P73"><text:tab/>ないものとして過小評価すること。価値を下げる意味としては、期待に応えない相手に対し</text:p>
      <text:p text:style-name="P73"><text:tab/>ての報復という目的と、怒りを向けた相手が後に自分を脅かすであろうと予測されるので、</text:p>
      <text:p text:style-name="P73"><text:tab/>予想される相手のその能力を弱める意味がある。</text:p>
      <text:p text:style-name="P73"/>
      <text:p text:style-name="P74"><text:span text:style-name="T1"><text:tab/>躁的防衛</text:span>：躁的防衛とは、自分の大切な対象を失ったり、傷つけたりしてしまったと感じた</text:p>
      <text:p text:style-name="P74"><text:tab/>時に生じる不安や抑うつなどの不快な感情を意識しなくするために行う。「優越感（征服感）」</text:p>
      <text:p text:style-name="P74"><text:tab/>「支配感」「軽蔑感」の三つの感情に特徴づけられ、自分は万能であり相手を支配できると</text:p>
      <text:p text:style-name="P74"><text:tab/>思い込んだり、逆に相手の価値をおとしめたりする。うつ気分を逆転させた躁の気分で抑う</text:p>
      <text:p text:style-name="P74"><text:tab/>つの痛みを振り払おうとする。</text:p>
      <text:p text:style-name="P74"/>
      <text:p text:style-name="P75"><text:span text:style-name="T1"><text:tab/>転移</text:span>：転移とは、幼児期に存在した重要な人物への感情を、現今の目の前にいる人物（医</text:p>
      <text:p text:style-name="P75"><text:tab/>師やカウンセラーなど）に向ける（転じて移す）事。この概念は精神分析における臨床現象と</text:p>
      <text:p text:style-name="P75"><text:tab/>して特に区別される。この現象には同一視と投影、置き換えと退行などが同時に複数発生</text:p>
      <text:p text:style-name="P75"><text:tab/>する。</text:p>
      <text:p text:style-name="P75"/>
      <text:p text:style-name="P76"><text:span text:style-name="T1"><text:tab/>逆転移</text:span>：逆転移とは、治療者が患者に対して抱く無意識の心の動きのこと。例えば、クライ</text:p>
      <text:p text:style-name="P76"><text:tab/>アントが診察に訪れる機会を楽しみに感じてしまう。この時点では、既に意識化されている。</text:p>
      <text:p text:style-name="P76"><text:tab/>治療者は逆転移を足がかりにして、自身の中に想起する感情を自己点検し、コントロール</text:p>
      <text:p text:style-name="P76"><text:tab/>する必要がある。</text:p>
      <text:p text:style-name="P65"/>
      <text:p text:style-name="P65"/>
      <text:p text:style-name="P4"><text:tab/><text:span text:style-name="T1">感覚</text:span></text:p>
      <text:p text:style-name="P9"><text:span text:style-name="T1"><text:tab/></text:span><text:span text:style-name="T5">コンピュータに物理的情報を渡すため、または理解させるために感覚を刺激とし条件とする。</text:span></text:p>
      <text:p text:style-name="P22"/>
      <text:p text:style-name="P22"><text:tab/><text:span text:style-name="T1">特殊感覚</text:span></text:p>
      <text:p text:style-name="P22"><text:tab/>視覚</text:p>
      <text:p text:style-name="P22"><text:tab/>聴覚</text:p>
      <text:p text:style-name="P22"><text:tab/>嗅覚</text:p>
      <text:p text:style-name="P22"><text:tab/>味覚</text:p>
      <text:p text:style-name="P22"/>
      <text:p text:style-name="P22"><text:tab/><text:span text:style-name="T1">体性感覚</text:span></text:p>
      <text:p text:style-name="P22"><text:tab/>触覚</text:p>
      <text:p text:style-name="P22"><text:tab/>温度覚</text:p>
      <text:p text:style-name="P22"><text:tab/>痛覚</text:p>
      <text:p text:style-name="P22"><text:tab/>圧覚</text:p>
      <text:p text:style-name="P22"><text:tab/>振動覚</text:p>
      <text:p text:style-name="P5"/>
      <text:p text:style-name="P5"/>
      <text:p text:style-name="P20">２　プロセス</text:p>
      <text:p text:style-name="P10"><text:span text:style-name="T1">原因</text:span>→<text:span text:style-name="T1">欲発生</text:span>→<text:span text:style-name="T1">選択</text:span>→<text:span text:style-name="T1">適応</text:span>→<text:span text:style-name="T1">実行</text:span>→<text:span text:style-name="T1">保存</text:span>、これを<text:span text:style-name="T1">プロセス</text:span>という。</text:p>
      <text:p text:style-name="P2"/>
      <table:table table:name="表1" table:style-name="表1">
        <table:table-column table:style-name="表1.A"/>
        <table:table-column table:style-name="表1.B"/>
        <table:table-column table:style-name="表1.C"/>
        <text:soft-page-break/>
        <table:table-row>
          <table:table-cell table:style-name="表1.A1" office:value-type="string">
            <text:p text:style-name="P42">原因</text:p>
          </table:table-cell>
          <table:table-cell table:style-name="表1.A1" office:value-type="string">
            <text:p text:style-name="P42">入力、自らの出力</text:p>
          </table:table-cell>
          <table:table-cell table:style-name="表1.C1" office:value-type="string">
            <text:p text:style-name="P43">値受信</text:p>
          </table:table-cell>
        </table:table-row>
        <table:table-row>
          <table:table-cell table:style-name="表1.A2" office:value-type="string">
            <text:p text:style-name="P42">欲発生</text:p>
          </table:table-cell>
          <table:table-cell table:style-name="表1.A2" office:value-type="string">
            <text:p text:style-name="P42">目的、目標発生</text:p>
          </table:table-cell>
          <table:table-cell table:style-name="表1.C2" office:value-type="string">
            <text:p text:style-name="P43">返信未定</text:p>
          </table:table-cell>
        </table:table-row>
        <table:table-row>
          <table:table-cell table:style-name="表1.A2" office:value-type="string">
            <text:p text:style-name="P42">選択</text:p>
          </table:table-cell>
          <table:table-cell table:style-name="表1.A2" office:value-type="string">
            <text:p text:style-name="P42">欲の選択</text:p>
          </table:table-cell>
          <table:table-cell table:style-name="表1.C2" office:value-type="string">
            <text:p text:style-name="P43">返信未定</text:p>
          </table:table-cell>
        </table:table-row>
        <table:table-row>
          <table:table-cell table:style-name="表1.A2" office:value-type="string">
            <text:p text:style-name="P42">適応</text:p>
          </table:table-cell>
          <table:table-cell table:style-name="表1.A2" office:value-type="string">
            <text:p text:style-name="P42">欲に適応規制をする</text:p>
          </table:table-cell>
          <table:table-cell table:style-name="表1.C2" office:value-type="string">
            <text:p text:style-name="P43">返信未定</text:p>
          </table:table-cell>
        </table:table-row>
        <table:table-row>
          <table:table-cell table:style-name="表1.A2" office:value-type="string">
            <text:p text:style-name="P42">実行</text:p>
          </table:table-cell>
          <table:table-cell table:style-name="表1.A2" office:value-type="string">
            <text:p text:style-name="P42">適応規制に基づき返信を作成。送信</text:p>
          </table:table-cell>
          <table:table-cell table:style-name="表1.C2" office:value-type="string">
            <text:p text:style-name="P42">返信送信</text:p>
          </table:table-cell>
        </table:table-row>
        <table:table-row>
          <table:table-cell table:style-name="表1.A2" office:value-type="string">
            <text:p text:style-name="P42">保存</text:p>
          </table:table-cell>
          <table:table-cell table:style-name="表1.A2" office:value-type="string">
            <text:p text:style-name="P3">原因→欲発生→選択→適応→実行を保存</text:p>
          </table:table-cell>
          <table:table-cell table:style-name="表1.C2" office:value-type="string">
            <text:p text:style-name="P42">一連の値保存</text:p>
          </table:table-cell>
        </table:table-row>
      </table:table>
      <text:p text:style-name="P2"/>
      <text:p text:style-name="P77">原理</text:p>
      <text:p text:style-name="P80"><text:span text:style-name="T13">意1</text:span>　外界からの刺激で（感覚）情報入力。</text:p>
      <text:p text:style-name="P80"><text:span text:style-name="T13">無2</text:span>　（感覚）情報、超自我との相違を照らし合わせ欲が変動。（個人差）</text:p>
      <text:p text:style-name="P78"><text:span text:style-name="T13">無3</text:span>　欲が変動後、高い割合の欲（平均以上）を全て選択。（選択された欲が前意識にいく）</text:p>
      <text:p text:style-name="P81"><text:span text:style-name="T13">無4</text:span>　超自我が自らのルール、保有プロセスを参考にし適応規制をする。（個人差）</text:p>
      <text:p text:style-name="P79"><text:span text:style-name="T13">無5</text:span>　適応させそれぞれの欲が動作を用意。（個人差）</text:p>
      <text:p text:style-name="P78"><text:span text:style-name="T13">意6</text:span>　実行する。</text:p>
      <text:p text:style-name="P78">意<text:span text:style-name="T15">7　返答がきて欲が満たされたか確認。（２で欲が減ったか確認）</text:span></text:p>
      <text:p text:style-name="P82"><text:span text:style-name="T13">無8</text:span>　一連の流れを保存する（条件、欲の変動、欲の状態、適応規制、動作、欲結果）。</text:p>
      <text:p text:style-name="P82"/>
      <text:p text:style-name="P82">以上を繰り返すことで成長する。</text:p>
      <text:p text:style-name="P83">※個人差のところで”考える”を行う。<text:span text:style-name="T14">2・4・5に特別なアルゴリズムあり。</text:span></text:p>
      <text:p text:style-name="P2"/>
      <text:p text:style-name="P2">状態※未定</text:p>
      <text:p text:style-name="P2">生成、走行可能、走行中、ブロック中、終了状態</text:p>
      <text:p text:style-name="P38"/>
      <text:p text:style-name="P15"/>
      <text:p text:style-name="P17">３　各値・データフォーマット</text:p>
      <text:p text:style-name="P41">１　超自我（ルール）</text:p>
      <text:p text:style-name="P17">（条件,良し悪し,欲の変動）</text:p>
      <text:p text:style-name="P17"/>
      <text:p text:style-name="P41">２　欲</text:p>
      <text:p text:style-name="P17">（目的・なってほしい結果,良し悪し）</text:p>
      <text:p text:style-name="P17"/>
      <text:p text:style-name="P41">３　適応規制</text:p>
      <text:p text:style-name="P17"/>
      <text:p text:style-name="P17"/>
      <text:p text:style-name="P41">４　動作</text:p>
      <text:p text:style-name="P18"><text:span text:style-name="T1">予習</text:span>　<text:span text:style-name="T1">復習</text:span>　模倣　自問　自答　返事　問題定義　<text:span text:style-name="T1">書き込み（プロセスやルールに）</text:span></text:p>
      <text:p text:style-name="P32">※予習、復習、書き込みはあらゆる対象に共通</text:p>
      <text:p text:style-name="P15"/>
      <text:p text:style-name="P15"/>
      <text:p text:style-name="P15">４　<text:span text:style-name="T1">文字・文字列・単語データベース</text:span></text:p>
      <text:p text:style-name="P16">入力または初期設定で文字列を保有している。文字・文字列・単語がキーとなり、その文字・文字列がどんなものかを知ることができる。</text:p>
      <text:p text:style-name="P16">１つの文字・文字列・単語には感情・評価データを設定し、それが自分にとってどのようなものかを後で知ること、理解することができる。</text:p>
      <text:p text:style-name="P15"/>
      <text:p text:style-name="P31">例　リンゴは赤い→リンゴ、は、赤、い。</text:p>
      <text:p text:style-name="P31"><text:soft-page-break/></text:p>
      <text:p text:style-name="P31"/>
      <text:p text:style-name="P31">５　共通値</text:p>
      <text:p text:style-name="P31">１　<text:span text:style-name="T1">外界からの刺激</text:span>（入力情報、現状）</text:p>
      <text:p text:style-name="P31">２　<text:span text:style-name="T1">欲</text:span>（方向性、衝動）</text:p>
      <text:p text:style-name="P31">３　<text:span text:style-name="T1">超自我</text:span>（ルール）</text:p>
      <text:p text:style-name="P31">４　<text:span text:style-name="T1">動作</text:span>（予習、復習、書き込み（プロセスやルールに））</text:p>
      <text:p text:style-name="P31">５　<text:span text:style-name="T1">プロセス</text:span>（保有）</text:p>
      <text:p text:style-name="P86">６　<text:span text:style-name="T1">適応規制</text:span>（あり、なし）</text:p>
      <text:p text:style-name="P21"/>
      <text:p text:style-name="P21"/>
      <text:p text:style-name="P21"/>
      <text:p text:style-name="P19">自分のソースコードにコードを書き込み自分でコンパイルすること、それが人工知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明朝" style:font-family-asian="'ＭＳ 明朝'"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title/>
    <meta:initial-creator/>
    <meta:editing-cycles>535</meta:editing-cycles>
    <dc:date>2016-04-27T20:52:39.375000000</dc:date>
    <meta:editing-duration>P7DT18H39M43S</meta:editing-duration>
    <meta:document-statistic meta:table-count="1" meta:image-count="0" meta:object-count="0" meta:page-count="8" meta:paragraph-count="281" meta:word-count="7071" meta:character-count="7325" meta:non-whitespace-character-count="7072"/>
  </office:meta>
</office:document-meta>
</file>